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9" style:family="table-cell">
      <style:table-cell-properties style:vertical-align="bottom" fo:padding="0cm" fo:border="none"/>
    </style:style>
    <style:style style:name="Table1.G1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1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23" style:family="table-cell">
      <style:table-cell-properties fo:background-color="transparent" fo:padding="0cm" fo:border="none">
        <style:background-image/>
      </style:table-cell-properties>
    </style:style>
    <style:style style:name="Table1.D24" style:family="table-cell">
      <style:table-cell-properties fo:background-color="transparent" fo:padding="0cm" fo:border="none">
        <style:background-image/>
      </style:table-cell-properties>
    </style:style>
    <style:style style:name="Table1.D25" style:family="table-cell">
      <style:table-cell-properties fo:background-color="transparent" fo:padding="0cm" fo:border="none">
        <style:background-image/>
      </style:table-cell-properties>
    </style:style>
    <style:style style:name="Table1.D26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6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0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4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Arial" fo:font-size="12pt" fo:font-weight="bold" officeooo:paragraph-rsid="0078a834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12pt" fo:font-weight="normal" officeooo:paragraph-rsid="0078a834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Arial1" fo:font-size="10pt" fo:font-weight="bold" officeooo:paragraph-rsid="007819fb" style:font-size-asian="8.75pt" style:font-weight-asian="bold" style:font-size-complex="10pt" style:font-weight-complex="bold"/>
    </style:style>
    <style:style style:name="P29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30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3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officeooo:paragraph-rsid="00a0fbfd"/>
    </style:style>
    <style:style style:name="P36" style:family="paragraph" style:parent-style-name="Standard">
      <style:text-properties style:font-name="Arial" fo:font-size="10pt" style:font-size-asian="8.75pt" style:font-size-complex="10pt"/>
    </style:style>
    <style:style style:name="P37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38" style:family="paragraph" style:parent-style-name="Standard">
      <style:text-properties officeooo:paragraph-rsid="00a0fbfd"/>
    </style:style>
    <style:style style:name="T1" style:family="text">
      <style:text-properties officeooo:rsid="005cc5d9"/>
    </style:style>
    <style:style style:name="T2" style:family="text">
      <style:text-properties style:font-name="Arial" officeooo:rsid="005cc5d9"/>
    </style:style>
    <style:style style:name="T3" style:family="text">
      <style:text-properties style:font-name-asian="Microsoft YaHei" style:font-name-complex="Mangal"/>
    </style:style>
    <style:style style:name="T4" style:family="text">
      <style:text-properties officeooo:rsid="00af51d1" style:font-name-asian="Microsoft YaHei" style:font-name-complex="Mangal"/>
    </style:style>
    <style:style style:name="T5" style:family="text">
      <style:text-properties officeooo:rsid="00ae2ab8"/>
    </style:style>
    <style:style style:name="T6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4"><text:span text:style-name="T6"><text:text-input text:description="&lt;setLang(o.company_id.partner_id.lang or 'en_US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8"><text:span text:style-name="T2"><text:text-input text:description="&lt;o.company_id.city or ''&gt;">city</text:text-input></text:span><text:span text:style-name="T2">, </text:span><text:span text:style-name="T1"><text:text-input text:description="&lt;formatLang(o.document_date or '',date=True)&gt;">date</text:text-input></text:span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27"><text:text-input text:description="&lt;_(&quot;Broj&quot;)&gt;">Broj</text:text-input>:</text:p>
          </table:table-cell>
          <table:table-cell table:style-name="Table1.A1" table:number-columns-spanned="3" office:value-type="string">
            <text:p text:style-name="P26"><text:text-input text:description="&lt;o.name or ''&gt;">nam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5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4"><text:text-input text:description="&lt;_(&quot;IME I PREZIME&quot;)&gt;">IME I PREZIME</text:text-input>:</text:p>
          </table:table-cell>
          <table:table-cell table:style-name="Table1.A9" table:number-columns-spanned="4" office:value-type="string">
            <text:p text:style-name="P13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A9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9" office:value-type="string">
            <text:p text:style-name="P29"><text:text-input text:description="&lt; formatLang(o.date_from, date=True ) or '' &gt;">date_from</text:text-input></text:p>
          </table:table-cell>
          <table:table-cell table:style-name="Table1.A9" office:value-type="string">
            <text:p text:style-name="P29"/>
          </table:table-cell>
        </table:table-row>
        <table:table-row>
          <table:table-cell table:style-name="Table1.A9" office:value-type="string">
            <text:p text:style-name="P4"><text:text-input text:description="&lt;_(&quot;RADNO MJESTO&quot;)&gt;">RADNO MJESTO</text:text-input>:</text:p>
          </table:table-cell>
          <table:table-cell table:style-name="Table1.A9" table:number-columns-spanned="4" office:value-type="string">
            <text:p text:style-name="P21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A9" table:number-columns-spanned="2" office:value-type="string">
            <text:p text:style-name="P4"><text:text-input text:description="&lt;_(&quot;DATUM POVRATKA:&quot;)&gt;">DATUM POVRATKA</text:text-input>:</text:p>
          </table:table-cell>
          <table:covered-table-cell/>
          <table:table-cell table:style-name="Table1.A9" office:value-type="string">
            <text:p text:style-name="P29"><text:text-input text:description="&lt; formatLang(o.date_to, date=True) or ''  &gt;">date_to</text:text-input></text:p>
          </table:table-cell>
          <table:table-cell table:style-name="Table1.A9" office:value-type="string">
            <text:p text:style-name="P29"/>
          </table:table-cell>
        </table:table-row>
        <table:table-row>
          <table:table-cell table:style-name="Table1.A9" office:value-type="string">
            <text:p text:style-name="P4"/>
          </table:table-cell>
          <table:table-cell table:style-name="Table1.A9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G11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1" office:value-type="string">
            <text:p text:style-name="P30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11" office:value-type="string">
            <text:p text:style-name="P19"/>
          </table:table-cell>
        </table:table-row>
        <table:table-row>
          <table:table-cell table:style-name="Table1.G11" office:value-type="string">
            <text:p text:style-name="P4"/>
          </table:table-cell>
          <table:table-cell table:style-name="Table1.G1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G11" office:value-type="string">
            <text:p text:style-name="P1"/>
          </table:table-cell>
          <table:table-cell table:style-name="Table1.G11" table:number-columns-spanned="2" office:value-type="string">
            <text:p text:style-name="P4"/>
          </table:table-cell>
          <table:covered-table-cell/>
          <table:table-cell table:style-name="Table1.G11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G11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1" table:number-columns-spanned="7" office:value-type="string">
            <text:p text:style-name="P20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0"/>
          </table:table-cell>
        </table:table-row>
        <table:table-row>
          <table:table-cell table:style-name="Table1.G11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1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0"/>
          </table:table-cell>
        </table:table-row>
        <table:table-row>
          <table:table-cell table:style-name="Table1.G11" table:number-columns-spanned="2" office:value-type="string">
            <text:p text:style-name="P6"/>
          </table:table-cell>
          <table:covered-table-cell/>
          <table:table-cell table:style-name="Table1.G11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0"/>
          </table:table-cell>
        </table:table-row>
        <table:table-row>
          <table:table-cell table:style-name="Table1.A16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1" table:number-columns-spanned="8" office:value-type="string">
            <text:p text:style-name="P18"><text:text-input text:description="&lt;for each=&quot;partner in o.partner_ids&quot; &gt;">for_partners</text:text-input></text:p>
            <text:p text:style-name="P18"><text:text-input text:description="&lt;partner.name or ''&gt;">partner</text:text-input></text:p>
            <text:p text:style-name="P17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1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1" table:number-columns-spanned="2" office:value-type="string">
            <text:p text:style-name="P5"/>
          </table:table-cell>
          <table:covered-table-cell/>
          <table:table-cell table:style-name="Table1.G1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for each=&quot;line in o.country_ids&quot;&gt;">for</text:text-input> <text:text-input text:description="&lt;line.name or ''&gt;">country_name</text:text-input>, 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23" table:number-columns-spanned="7" office:value-type="string">
            <text:p text:style-name="P23"><text:text-input text:description="&lt;for each=&quot;line in o.depart_transportation&quot;&gt;">for</text:text-input><text:text-input text:description="&lt;line.name or ''&gt;">depart_transport</text:text-input>,<text:span text:style-name="T3"><text:text-input text:description="&lt;/for&gt;">End For line</text:text-input></text:span><text:span text:style-name="T3"> </text:span><text:span text:style-name="T3"><text:text-input text:description="&lt;for each=&quot;vehicle in o.depart_vehicle_ids&quot; &gt;">for</text:text-input></text:span><text:span text:style-name="T3"><text:text-input text:description="&lt;vehicle.name  or ''&gt;">depart_vehicle</text:text-input></text:span><text:span text:style-name="T3">,</text:span><text:span text:style-name="T3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/>
          </table:table-cell>
          <table:covered-table-cell/>
          <table:covered-table-cell/>
          <table:table-cell table:style-name="Table1.D24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25" table:number-columns-spanned="7" office:value-type="string">
            <text:p text:style-name="P23"><text:text-input text:description="&lt;for each=&quot;line in o.arrive_transportation&quot;&gt;">for</text:text-input><text:text-input text:description="&lt;line.name or ''&gt;">arrive_transport</text:text-input>,<text:span text:style-name="T3"><text:text-input text:description="&lt;/for&gt;">End For line</text:text-input></text:span><text:span text:style-name="T3"> </text:span><text:span text:style-name="T3"><text:text-input text:description="&lt;for each=&quot;vehicle in o.arrive_vehicle_ids&quot; &gt;">for</text:text-input></text:span><text:span text:style-name="T4"><text:text-input text:description="&lt;vehicle.name or ''&gt;">arrive_vehicle</text:text-input></text:span><text:span text:style-name="T3">,</text:span><text:span text:style-name="T3"><text:text-input text:description="&lt;/for&gt;">end_for</text:text-input>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/>
          </table:table-cell>
          <table:covered-table-cell/>
          <table:covered-table-cell/>
          <table:table-cell table:style-name="Table1.D26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><text:text-input text:description="&lt;_(&quot;Pismeno izvješće o obavljenom zadatku podnjeti u roku od 8 dana nakon povratka s puta.&quot;)&gt;">Pismeno izvješće o obavljenom zadatku podnjeti u roku od 8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6"/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5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5"/>
          </table:table-cell>
          <table:table-cell table:style-name="Table5.E2" office:value-type="string">
            <text:p text:style-name="P35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4">(pečat <text:span text:style-name="T5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3"/>
          </table:table-cell>
          <table:table-cell table:style-name="Table5.A4" office:value-type="string">
            <text:p text:style-name="P32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03-08T13:06:52.567233606</dc:date>
    <meta:editing-duration>PT17H40M48S</meta:editing-duration>
    <meta:editing-cycles>175</meta:editing-cycles>
    <meta:generator>LibreOffice/5.1.5.2$Linux_X86_64 LibreOffice_project/10m0$Build-2</meta:generator>
    <meta:document-statistic meta:table-count="2" meta:image-count="0" meta:object-count="0" meta:page-count="1" meta:paragraph-count="33" meta:word-count="199" meta:character-count="675" meta:non-whitespace-character-count="629"/>
  </office:meta>
</office:document-meta>
</file>